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7cm"/>
    </style:style>
    <style:style style:name="co2" style:family="table-column">
      <style:table-column-properties fo:break-before="auto" style:column-width="1.99cm"/>
    </style:style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1.566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2.484cm"/>
    </style:style>
    <style:style style:name="co7" style:family="table-column">
      <style:table-column-properties fo:break-before="auto" style:column-width="2.265cm"/>
    </style:style>
    <style:style style:name="co8" style:family="table-column">
      <style:table-column-properties fo:break-before="auto" style:column-width="3.048cm"/>
    </style:style>
    <style:style style:name="co9" style:family="table-column">
      <style:table-column-properties fo:break-before="auto" style:column-width="2.937cm"/>
    </style:style>
    <style:style style:name="co10" style:family="table-column">
      <style:table-column-properties fo:break-before="auto" style:column-width="3.768cm"/>
    </style:style>
    <style:style style:name="co11" style:family="table-column">
      <style:table-column-properties fo:break-before="auto" style:column-width="2.096cm"/>
    </style:style>
    <style:style style:name="co12" style:family="table-column">
      <style:table-column-properties fo:break-before="auto" style:column-width="2.053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fo:background-color="#b4c7dc"/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6" style:family="table-cell" style:parent-style-name="Default" style:data-style-name="N37"/>
    <style:style style:name="ce3" style:family="table-cell" style:parent-style-name="Default" style:data-style-name="N30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whole-number() and cell-content()&gt;0" table:allow-empty-cell="false" table:base-cell-address="Sheet1.A1">
          <table:error-message table:message-type="stop" table:display="true"/>
        </table:content-validation>
        <table:content-validation table:name="val2" table:base-cell-address="Sheet1.A1">
          <table:help-message table:title="Orthography" table:display="true"/>
          <table:error-message table:message-type="stop" table:display="true"/>
        </table:content-validation>
        <table:content-validation table:name="val3" table:condition="of:cell-content-is-whole-number() and cell-content()&gt;1" table:allow-empty-cell="true" table:base-cell-address="Sheet1.A1">
          <table:help-message table:title="Sense number" table:display="true">
            <text:p>Leave blank for primary sense</text:p>
            <text:p>Use numbers 2 and up for secondary senses</text:p>
          </table:help-message>
          <table:error-message table:message-type="stop" table:title="Not a valid sense" table:display="true">
            <text:p>Not a valid sense number:</text:p>
            <text:p>Leave blank for primary sense, add a whole number starting at 2 for secondary senses</text:p>
          </table:error-message>
        </table:content-validation>
        <table:content-validation table:name="val4" table:condition="of:cell-content-is-in-list(&quot;n&quot;;&quot;adj&quot;;&quot;NP&quot;;&quot;VP&quot;)" table:allow-empty-cell="true" table:display-list="unsorted" table:base-cell-address="Sheet1.A1">
          <table:help-message table:title="Part of speech" table:display="true">
            <text:p>Select from the dropdown menu</text:p>
          </table:help-message>
          <table:error-message table:message-type="stop" table:display="true"/>
        </table:content-validation>
        <table:content-validation table:name="val5" table:condition="of:cell-content-is-date() and cell-content()&gt;=43831" table:allow-empty-cell="true" table:base-cell-address="Sheet1.A1">
          <table:help-message table:title="Date discovered" table:display="true">
            <text:p>d/m/y</text:p>
          </table:help-message>
          <table:error-message table:message-type="stop" table:title="Date" table:display="true">
            <text:p>Date cannot be before CLA kick off</text:p>
          </table:error-message>
        </table:content-validation>
        <table:content-validation table:name="val6" table:condition="of:cell-content-is-in-list(&quot;Steve&quot;;&quot;Gerdine&quot;;&quot;Rhett&quot;;&quot;Stacie&quot;;&quot;Philip&quot;;&quot;Natalie&quot;)" table:allow-empty-cell="true" table:display-list="unsorted" table:base-cell-address="Sheet1.N1">
          <table:error-message table:message-type="stop" table:title="Choose an option" table:display="true">
            <text:p>Enter a valid team mate</text:p>
          </table:error-message>
        </table:content-validation>
        <table:content-validation table:name="val7" table:base-cell-address="Sheet1.A1">
          <table:help-message table:title="Must be ID number" table:display="true">
            <text:p>Entry must be a Kovol ID number,</text:p>
            <text:p>get # from coloumn A.</text:p>
            <text:p/>
            <text:p>Add multiple like this:</text:p>
            <text:p>1, 2, 3, 4</text:p>
          </table:help-message>
          <table:error-message table:message-type="stop" table:title="Incorrect entry" table:display="true">
            <text:p>That's not an ID number</text:p>
          </table:error-message>
        </table:content-validation>
      </table:content-validations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7" table:number-columns-repeated="51" table:default-cell-style-name="ce2"/>
        <table:table-column table:style-name="co7" table:number-columns-repeated="959" table:default-cell-style-name="Default"/>
        <table:table-row table:style-name="ro1">
          <table:table-cell table:style-name="ce1" table:content-validation-name="val1" office:value-type="string" calcext:value-type="string">
            <text:p>ID</text:p>
          </table:table-cell>
          <table:table-cell table:style-name="ce1" table:content-validation-name="val2" office:value-type="string" calcext:value-type="string">
            <text:p>Kovol</text:p>
          </table:table-cell>
          <table:table-cell table:style-name="ce1" office:value-type="string" calcext:value-type="string">
            <text:p>Phonetic</text:p>
          </table:table-cell>
          <table:table-cell table:style-name="ce1" office:value-type="string" calcext:value-type="string">
            <text:p>Dialect</text:p>
          </table:table-cell>
          <table:table-cell table:style-name="ce1" table:content-validation-name="val3" office:value-type="string" calcext:value-type="string">
            <text:p>Sense</text:p>
          </table:table-cell>
          <table:table-cell table:style-name="ce1" table:content-validation-name="val4" office:value-type="string" calcext:value-type="string">
            <text:p>PO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Tok Pisin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Example</text:p>
          </table:table-cell>
          <table:table-cell table:style-name="ce1" office:value-type="string" calcext:value-type="string">
            <text:p>Example translation</text:p>
          </table:table-cell>
          <table:table-cell table:style-name="ce1" table:content-validation-name="val5" office:value-type="string" calcext:value-type="string">
            <text:p>Date</text:p>
          </table:table-cell>
          <table:table-cell table:style-name="ce1" table:content-validation-name="val6" office:value-type="string" calcext:value-type="string">
            <text:p>Entered</text:p>
          </table:table-cell>
          <table:table-cell table:style-name="ce1" table:content-validation-name="val6" office:value-type="string" calcext:value-type="string">
            <text:p>Checked</text:p>
          </table:table-cell>
          <table:table-cell table:style-name="ce1" table:content-validation-name="val7" office:value-type="string" calcext:value-type="string">
            <text:p>Synonym</text:p>
          </table:table-cell>
          <table:table-cell table:style-name="ce1" table:content-validation-name="val7" office:value-type="string" calcext:value-type="string">
            <text:p>Antonym</text:p>
          </table:table-cell>
          <table:table-cell table:style-name="ce1" table:content-validation-name="val7" office:value-type="string" calcext:value-type="string">
            <text:p>See also</text:p>
          </table:table-cell>
          <table:table-cell table:style-name="ce1" table:number-columns-repeated="1007"/>
        </table:table-row>
        <table:table-row table:style-name="ro1">
          <table:table-cell table:content-validation-name="val1" office:value-type="float" office:value="1" calcext:value-type="float">
            <text:p>1</text:p>
          </table:table-cell>
          <table:table-cell table:content-validation-name="val2"/>
          <table:table-cell office:value-type="string" calcext:value-type="string">
            <text:p>undum</text:p>
          </table:table-cell>
          <table:table-cell/>
          <table:table-cell table:content-validation-name="val3"/>
          <table:table-cell table:content-validation-name="val4" office:value-type="string" calcext:value-type="string">
            <text:p>n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pikinini</text:p>
          </table:table-cell>
          <table:table-cell office:value-type="string" calcext:value-type="string">
            <text:p>A small person</text:p>
          </table:table-cell>
          <table:table-cell office:value-type="string" calcext:value-type="string">
            <text:p>ɛŋ undum</text:p>
          </table:table-cell>
          <table:table-cell office:value-type="string" calcext:value-type="string">
            <text:p>my child</text:p>
          </table:table-cell>
          <table:table-cell table:style-name="ce6" table:content-validation-name="val5" office:value-type="date" office:date-value="2020-04-30" calcext:value-type="date">
            <text:p>30/04/20</text:p>
          </table:table-cell>
          <table:table-cell table:style-name="ce3" table:content-validation-name="val6" office:value-type="string" calcext:value-type="string">
            <text:p>Steve</text:p>
          </table:table-cell>
          <table:table-cell table:content-validation-name="val6"/>
          <table:table-cell table:content-validation-name="val7" table:number-columns-repeated="3"/>
          <table:table-cell table:number-columns-repeated="1007"/>
        </table:table-row>
        <table:table-row table:style-name="ro1">
          <table:table-cell table:content-validation-name="val1" office:value-type="float" office:value="2" calcext:value-type="float">
            <text:p>2</text:p>
          </table:table-cell>
          <table:table-cell table:content-validation-name="val2"/>
          <table:table-cell office:value-type="string" calcext:value-type="string">
            <text:p>mut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 table:content-validation-name="val4" office:value-type="string" calcext:value-type="string">
            <text:p>n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aia</text:p>
          </table:table-cell>
          <table:table-cell/>
          <table:table-cell office:value-type="string" calcext:value-type="string">
            <text:p>mut puguminim</text:p>
          </table:table-cell>
          <table:table-cell office:value-type="string" calcext:value-type="string">
            <text:p>I sit at the fire</text:p>
          </table:table-cell>
          <table:table-cell table:style-name="ce3" table:content-validation-name="val5" office:value-type="date" office:date-value="2020-04-30" calcext:value-type="date">
            <text:p>30/04/20</text:p>
          </table:table-cell>
          <table:table-cell table:style-name="ce3" table:content-validation-name="val6" office:value-type="string" calcext:value-type="string">
            <text:p>Steve</text:p>
          </table:table-cell>
          <table:table-cell table:content-validation-name="val6"/>
          <table:table-cell table:content-validation-name="val7" table:number-columns-repeated="3"/>
          <table:table-cell table:number-columns-repeated="1007"/>
        </table:table-row>
        <table:table-row table:style-name="ro1">
          <table:table-cell table:content-validation-name="val1" office:value-type="float" office:value="3" calcext:value-type="float">
            <text:p>3</text:p>
          </table:table-cell>
          <table:table-cell table:content-validation-name="val2"/>
          <table:table-cell office:value-type="string" calcext:value-type="string">
            <text:p>grɑs</text:p>
          </table:table-cell>
          <table:table-cell office:value-type="string" calcext:value-type="string">
            <text:p>ɑnip</text:p>
          </table:table-cell>
          <table:table-cell table:content-validation-name="val3"/>
          <table:table-cell table:content-validation-name="val4" office:value-type="string" calcext:value-type="string">
            <text:p>n</text:p>
          </table:table-cell>
          <table:table-cell office:value-type="string" calcext:value-type="string">
            <text:p>sweet potato</text:p>
          </table:table-cell>
          <table:table-cell office:value-type="string" calcext:value-type="string">
            <text:p>kaukau</text:p>
          </table:table-cell>
          <table:table-cell office:value-type="string" calcext:value-type="string">
            <text:p>A root vegetable</text:p>
          </table:table-cell>
          <table:table-cell office:value-type="string" calcext:value-type="string">
            <text:p>grɑs nug</text:p>
          </table:table-cell>
          <table:table-cell office:value-type="string" calcext:value-type="string">
            <text:p>eat the sweet potatoǃ</text:p>
          </table:table-cell>
          <table:table-cell table:style-name="ce3" table:content-validation-name="val5" office:value-type="date" office:date-value="2020-05-05" calcext:value-type="date">
            <text:p>05/05/20</text:p>
          </table:table-cell>
          <table:table-cell table:style-name="ce3" table:content-validation-name="val6" office:value-type="string" calcext:value-type="string">
            <text:p>Steve</text:p>
          </table:table-cell>
          <table:table-cell table:content-validation-name="val6"/>
          <table:table-cell table:content-validation-name="val7" table:number-columns-repeated="3"/>
          <table:table-cell table:number-columns-repeated="1007"/>
        </table:table-row>
        <table:table-row table:style-name="ro1">
          <table:table-cell table:content-validation-name="val1" office:value-type="float" office:value="4" calcext:value-type="float">
            <text:p>4</text:p>
          </table:table-cell>
          <table:table-cell table:content-validation-name="val2"/>
          <table:table-cell office:value-type="string" calcext:value-type="string">
            <text:p>limoŋ</text:p>
          </table:table-cell>
          <table:table-cell/>
          <table:table-cell table:content-validation-name="val3"/>
          <table:table-cell table:content-validation-name="val4" office:value-type="string" calcext:value-type="string">
            <text:p>n</text:p>
          </table:table-cell>
          <table:table-cell office:value-type="string" calcext:value-type="string">
            <text:p>1st born girl</text:p>
          </table:table-cell>
          <table:table-cell table:number-columns-repeated="2"/>
          <table:table-cell office:value-type="string" calcext:value-type="string">
            <text:p>ɛŋ limoŋ</text:p>
          </table:table-cell>
          <table:table-cell office:value-type="string" calcext:value-type="string">
            <text:p>I'm the 1st born girl</text:p>
          </table:table-cell>
          <table:table-cell table:style-name="ce6" table:content-validation-name="val5" office:value-type="date" office:date-value="2020-05-05" calcext:value-type="date">
            <text:p>05/05/20</text:p>
          </table:table-cell>
          <table:table-cell table:style-name="ce3" table:content-validation-name="val6" office:value-type="string" calcext:value-type="string">
            <text:p>Steve</text:p>
          </table:table-cell>
          <table:table-cell table:content-validation-name="val6"/>
          <table:table-cell table:content-validation-name="val7" table:number-columns-repeated="3"/>
          <table:table-cell table:number-columns-repeated="1007"/>
        </table:table-row>
        <table:table-row table:style-name="ro1">
          <table:table-cell table:content-validation-name="val1" office:value-type="float" office:value="2" calcext:value-type="float">
            <text:p>2</text:p>
          </table:table-cell>
          <table:table-cell table:content-validation-name="val2"/>
          <table:table-cell office:value-type="string" calcext:value-type="string">
            <text:p>mut</text:p>
          </table:table-cell>
          <table:table-cell/>
          <table:table-cell table:content-validation-name="val3"/>
          <table:table-cell table:content-validation-name="val4" office:value-type="string" calcext:value-type="string">
            <text:p>n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dai</text:p>
          </table:table-cell>
          <table:table-cell table:number-columns-repeated="3"/>
          <table:table-cell table:content-validation-name="val5"/>
          <table:table-cell table:content-validation-name="val6" table:number-columns-repeated="2"/>
          <table:table-cell table:content-validation-name="val7" table:number-columns-repeated="3"/>
          <table:table-cell table:number-columns-repeated="1007"/>
        </table:table-row>
        <table:table-row table:style-name="ro1" table:number-rows-repeated="1048569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number-columns-repeated="5"/>
          <table:table-cell table:content-validation-name="val5"/>
          <table:table-cell table:content-validation-name="val6" table:number-columns-repeated="2"/>
          <table:table-cell table:content-validation-name="val7" table:number-columns-repeated="3"/>
          <table:table-cell table:number-columns-repeated="1007"/>
        </table:table-row>
        <table:table-row table:style-name="ro1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number-columns-repeated="5"/>
          <table:table-cell table:content-validation-name="val5"/>
          <table:table-cell table:content-validation-name="val6" table:number-columns-repeated="2"/>
          <table:table-cell table:content-validation-name="val7" table:number-columns-repeated="3"/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8">00/00/0000</text:date>, <text:time style:data-style-name="N2" text:time-value="17:35:18.6528585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meta:creation-date>2020-04-30T17:28:40Z</meta:creation-date>
    <dc:date>2020-05-18T17:35:23.967441449</dc:date>
    <meta:editing-cycles>18</meta:editing-cycles>
    <meta:editing-duration>PT2H58M51S</meta:editing-duration>
    <meta:document-statistic meta:table-count="1" meta:cell-count="61" meta:object-count="0"/>
  </office:meta>
</office:document-meta>
</file>